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25-01-07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24-01-17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23-02-06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22-02-28 0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21-01-25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20-09-24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20-01-30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9-09-12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9-04-25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9-01-28 1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8-09-18 0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8-05-14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8-01-2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7-09-18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7-05-16 0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7-01-24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6-09-2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6-05-03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6-01-12 1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5-08-18 1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5-01-26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4-03-17 0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3-01-31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1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0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0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07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06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05-02-2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0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0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0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0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200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9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98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97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96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9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9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9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9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9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9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8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88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87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8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8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8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8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8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8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8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79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7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4</text:p>
          </table:table-cell>
          <table:table-cell office:value-type="string" calcext:value-type="string">
            <text:p>MM9504</text:p>
          </table:table-cell>
          <table:table-cell office:value-type="string" calcext:value-type="string">
            <text:p>1977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